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 + kliknout a/nebo klik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Kontingenční grafy<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ep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ep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změna velikosti"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Ukotvení</text:p></table:table-cell><table:table-cell table:style-name="Table42.A2" office:value-type="string"><text:p text:style-name="P29">7. Na popředí</text:p></table:table-cell><table:table-cell table:style-name="Table42.C2" office:value-type="string"><text:p text:style-name="P29">13. Barva výplně</text:p></table:table-cell></table:table-row><table:table-row><table:table-cell table:style-name="Table42.A2" office:value-type="string"><text:p text:style-name="P29">2. Zarovnání</text:p></table:table-cell><table:table-cell table:style-name="Table42.A2" office:value-type="string"><text:p text:style-name="P29">8. Na pozadí</text:p></table:table-cell><table:table-cell table:style-name="Table42.C2" office:value-type="string"><text:p text:style-name="P29">14. Styl šipky</text:p></table:table-cell></table:table-row><table:table-row><table:table-cell table:style-name="Table42.A2" office:value-type="string"><text:p text:style-name="P29">3. Přenést do popředí</text:p></table:table-cell><table:table-cell table:style-name="Table42.A2" office:value-type="string"><text:p text:style-name="P29">9. Styl čáry</text:p></table:table-cell><table:table-cell table:style-name="Table42.C2" office:value-type="string"><text:p text:style-name="P29">15. Otočit</text:p></table:table-cell></table:table-row><table:table-row><table:table-cell table:style-name="Table42.A2" office:value-type="string"><text:p text:style-name="P29">4. O jednu vpřed</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O jednu zpět</text:p></table:table-cell><table:table-cell table:style-name="Table42.A2" office:value-type="string"><text:p text:style-name="P29">11. Barva čáry</text:p></table:table-cell><table:table-cell table:style-name="Table42.C2" office:value-type="string"><text:p text:style-name="P29">17. Seskupit</text:p></table:table-cell></table:table-row><table:table-row><table:table-cell table:style-name="Table42.A2" office:value-type="string"><text:p text:style-name="P29">6. Odsunout do pozadí</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Otočit</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Seskupit</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ep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